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1961a" officeooo:paragraph-rsid="0021961a"/>
    </style:style>
    <style:style style:name="P2" style:family="paragraph" style:parent-style-name="Standard">
      <style:text-properties officeooo:rsid="0021961a" officeooo:paragraph-rsid="00279632"/>
    </style:style>
    <style:style style:name="P3" style:family="paragraph" style:parent-style-name="Standard">
      <style:text-properties officeooo:rsid="0025aba9" officeooo:paragraph-rsid="0025aba9"/>
    </style:style>
    <style:style style:name="T1" style:family="text">
      <style:text-properties officeooo:rsid="002217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lesk : Unifying Education</text:p>
      <text:p text:style-name="P1"/>
      <text:p text:style-name="P1">Facebook? Old. Whatsapp? Limited. LinkedIn? Pffff. Twitter? <text:s/>They allow only upto 400 Characters!!!!</text:p>
      <text:p text:style-name="P2">So what <text:span text:style-name="T1">are you thinking? Well, I’m thinking about Colesk. What’s Colesk you ask? It’s nothing new you haven’t seen but you haven’t seen anything like it. Colesk is the next stepping stone in education. Its a platform for students to share everything. Colesk is in short a Social Network for students revolving around the idea of unifying education and the best thing about this is that it is run by the students. It’s the ultimate platform to integrate education worldwide!!! It hosts one of the most anticipated feature ever! Sharing notes and projects online. <text:s/>Find out where your friend is going for Internship or Which company should come for recruitment. Colesk consists of three main layers. The College/School seg, This is where the main page representing the college is made. This page is constructed by the students of the college/School by collaborating with each other. Here the events which are going on in the institution can be found. This is purely public page which everyone can view from anywhere in the world. The next layer consists of the Branch seg, here you can find out more about the branches and the projects going on. The third layer is the Students seg, which sits inside the branch page and you can find out about the students in the branches. Each student have their own customizable profile much like Facebook timeline. Colesk can be used to share resources for education and collaborating between colleges for different events. The Platform is laid out exactly like in the real world, first the institution then the branches and finally the students who are in there. The thing that makes Colesk a class apart is the higly customizable options in which only the students are able to make their own College’s page and Branch page. This way each of the College page will have a different layout and it is fun in its own way. The main profile page consists of a feed in which the current topics which are started by students or the Collges you followed can be seen. Everything from when the Tech Fest is going to be conducted to what the current Hot Issue going on in the Campus can be found on your own feed and you can start your own topic and you can select who all can view and respond to that topic much like Reddit. You can decide on who all you follow and decide topics from which all Colleges you’d like to see in your feed. Within the Branch/Class Seg, you’ll have a hub which is basically a group chat for all your daily homeworks and notes from the class you bunked or dozed off. It is basically a a student’s best friend and his partner in crime. The best thing about this is that, through Colesk you can find out about the deeper functioning of a College even if you’re not a part of the College and through complete transparency you can fix the faults yourself or make use of the anonymous function to express your views on a certain factor related to your college or an external issue. It can also help a student in finding out wheather the College of their dreams is really a place they’d like to spend the next few years in. This website can bridge the gap between Institutions. That’s Colesk for you fol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7:56:35.280108022</meta:creation-date>
    <meta:generator>LibreOffice/5.1.2.2$Linux_X86_64 LibreOffice_project/10m0$Build-2</meta:generator>
    <dc:date>2016-09-09T19:27:47.479934244</dc:date>
    <meta:editing-duration>PT32M21S</meta:editing-duration>
    <meta:editing-cycles>2</meta:editing-cycles>
    <meta:document-statistic meta:table-count="0" meta:image-count="0" meta:object-count="0" meta:page-count="1" meta:paragraph-count="3" meta:word-count="582" meta:character-count="3280" meta:non-whitespace-character-count="2699"/>
  </office:meta>
</office:document-meta>
</file>